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>
      <style:text-properties officeooo:rsid="0012d258" officeooo:paragraph-rsid="0012d258"/>
    </style:style>
    <style:style style:name="P5" style:family="paragraph" style:parent-style-name="Standard" style:list-style-name="L1">
      <style:text-properties officeooo:rsid="001105cd" officeooo:paragraph-rsid="001105cd"/>
    </style:style>
    <style:style style:name="P6" style:family="paragraph" style:parent-style-name="Standard" style:list-style-name="L8">
      <style:text-properties officeooo:rsid="001105cd" officeooo:paragraph-rsid="001d503f"/>
    </style:style>
    <style:style style:name="P7" style:family="paragraph" style:parent-style-name="Standard" style:list-style-name="L2">
      <style:text-properties officeooo:rsid="00110f4d" officeooo:paragraph-rsid="00110f4d"/>
    </style:style>
    <style:style style:name="P8" style:family="paragraph" style:parent-style-name="Standard" style:list-style-name="L3">
      <style:text-properties officeooo:rsid="00110f4d" officeooo:paragraph-rsid="00110f4d"/>
    </style:style>
    <style:style style:name="P9" style:family="paragraph" style:parent-style-name="Standard" style:list-style-name="L3">
      <style:text-properties officeooo:rsid="00112aaa" officeooo:paragraph-rsid="00112aaa"/>
    </style:style>
    <style:style style:name="P10" style:family="paragraph" style:parent-style-name="Standard" style:list-style-name="L4">
      <style:text-properties officeooo:rsid="00112aaa" officeooo:paragraph-rsid="00112aaa"/>
    </style:style>
    <style:style style:name="P11" style:family="paragraph" style:parent-style-name="Standard" style:list-style-name="L5">
      <style:text-properties officeooo:rsid="0014c3da" officeooo:paragraph-rsid="0014c3da"/>
    </style:style>
    <style:style style:name="P12" style:family="paragraph" style:parent-style-name="Standard">
      <style:text-properties officeooo:rsid="0014c3da" officeooo:paragraph-rsid="0014c3da"/>
    </style:style>
    <style:style style:name="P13" style:family="paragraph" style:parent-style-name="Standard">
      <style:text-properties officeooo:rsid="00167697" officeooo:paragraph-rsid="00167697"/>
    </style:style>
    <style:style style:name="P14" style:family="paragraph" style:parent-style-name="Standard">
      <style:text-properties officeooo:rsid="0017d4e4" officeooo:paragraph-rsid="0017d4e4"/>
    </style:style>
    <style:style style:name="P15" style:family="paragraph" style:parent-style-name="Standard">
      <style:text-properties officeooo:rsid="0018e471" officeooo:paragraph-rsid="0018e471"/>
    </style:style>
    <style:style style:name="P16" style:family="paragraph" style:parent-style-name="Standard">
      <style:text-properties officeooo:rsid="001a8cac" officeooo:paragraph-rsid="001c05ce"/>
    </style:style>
    <style:style style:name="P17" style:family="paragraph" style:parent-style-name="Standard">
      <style:text-properties officeooo:rsid="001c05ce" officeooo:paragraph-rsid="001c05ce"/>
    </style:style>
    <style:style style:name="P18" style:family="paragraph" style:parent-style-name="Standard" style:list-style-name="L7">
      <style:text-properties officeooo:rsid="001c05ce" officeooo:paragraph-rsid="001c05ce"/>
    </style:style>
    <style:style style:name="P19" style:family="paragraph" style:parent-style-name="Standard">
      <style:text-properties officeooo:rsid="001d209d" officeooo:paragraph-rsid="001d209d"/>
    </style:style>
    <style:style style:name="P20" style:family="paragraph" style:parent-style-name="Standard" style:list-style-name="L8">
      <style:text-properties officeooo:rsid="001d209d" officeooo:paragraph-rsid="001d209d"/>
    </style:style>
    <style:style style:name="P21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d209d" officeooo:paragraph-rsid="001d209d"/>
    </style:style>
    <style:style style:name="P22" style:family="paragraph" style:parent-style-name="Standard">
      <style:text-properties officeooo:rsid="001d503f" officeooo:paragraph-rsid="001d503f"/>
    </style:style>
    <style:style style:name="T1" style:family="text">
      <style:text-properties officeooo:rsid="00110f4d"/>
    </style:style>
    <style:style style:name="T2" style:family="text">
      <style:text-properties officeooo:rsid="001c05ce"/>
    </style:style>
    <style:style style:name="T3" style:family="text">
      <style:text-properties officeooo:rsid="001d50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4235336429" text:style-name="L1">
        <text:list-item>
          <text:p text:style-name="P5">/tasks <text:s/>- GET</text:p>
        </text:list-item>
        <text:list-item>
          <text:p text:style-name="P5">/tasks - POST</text:p>
        </text:list-item>
        <text:list-item>
          <text:p text:style-name="P5">/tasks/:id – PUT</text:p>
        </text:list-item>
        <text:list-item>
          <text:p text:style-name="P5">/tasks/:id/complete – PUT</text:p>
        </text:list-item>
        <text:list-item>
          <text:p text:style-name="P5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1557497213" text:style-name="L2">
        <text:list-item>
          <text:p text:style-name="P7">Tareas:</text:p>
          <text:list>
            <text:list-header>
              <text:p text:style-name="P7">id: int, auto_increment, </text:p>
            </text:list-header>
            <text:list-item>
              <text:p text:style-name="P7">legend: string</text:p>
            </text:list-item>
            <text:list-item>
              <text:p text:style-name="P7">status: boolean</text:p>
            </text:list-item>
          </text:list>
        </text:list-item>
      </text:list>
      <text:p text:style-name="P2"/>
      <text:p text:style-name="P2">Requirements: </text:p>
      <text:list xml:id="list3763630127" text:style-name="L3">
        <text:list-item>
          <text:p text:style-name="P8">Listar Tareas</text:p>
        </text:list-item>
        <text:list-item>
          <text:p text:style-name="P8">Crear Tareas</text:p>
        </text:list-item>
        <text:list-item>
          <text:p text:style-name="P8">Modificar Tareas</text:p>
        </text:list-item>
        <text:list-item>
          <text:p text:style-name="P8">Tachar Tareas</text:p>
        </text:list-item>
        <text:list-item>
          <text:p text:style-name="P8">Marcar Tareas como Completadas</text:p>
        </text:list-item>
        <text:list-item>
          <text:p text:style-name="P9">Marcar Tareas como no Completadas</text:p>
        </text:list-item>
        <text:list-item>
          <text:p text:style-name="P9">Marcar Varias Tareas como Completadas o no Completadas</text:p>
        </text:list-item>
      </text:list>
      <text:p text:style-name="P3"/>
      <text:p text:style-name="P3">Requirimientos Tecnicos:</text:p>
      <text:list xml:id="list2905176792" text:style-name="L4">
        <text:list-item>
          <text:p text:style-name="P10">Crear el repositorio en Github</text:p>
        </text:list-item>
        <text:list-item>
          <text:p text:style-name="P10">Usar Postman</text:p>
        </text:list-item>
      </text:list>
      <text:p text:style-name="P3"/>
      <text:p text:style-name="P4">Servicios para</text:p>
      <text:p text:style-name="P4"/>
      <text:p text:style-name="P4">Medium pagina donde suben codigos para aprender</text:p>
      <text:p text:style-name="P4">Hacer Login con Tabla</text:p>
      <text:list xml:id="list3598131654" text:style-name="L5">
        <text:list-item>
          <text:p text:style-name="P11">Comando para iniciar</text:p>
        </text:list-item>
      </text:list>
      <text:p text:style-name="P12"/>
      <text:p text:style-name="P13">Terminar el Readme</text:p>
      <text:p text:style-name="P14">feature/mini-description</text:p>
      <text:p text:style-name="P14">bugfix/error</text:p>
      <text:p text:style-name="P14"/>
      <text:p text:style-name="P17"/>
      <text:p text:style-name="P15">Separar las palabras con _</text:p>
      <text:p text:style-name="P15">borrar los async </text:p>
      <text:p text:style-name="P16">Adicionar Categorias <text:tab/>, <text:span text:style-name="T2">Una tarea debe tener una categoria</text:span></text:p>
      <text:p text:style-name="P16"><text:span text:style-name="T2">adicionar tags , Una tarea puede tener 0 o mas tags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Historia</text:p>
      <text:list xml:id="list2500352901" text:style-name="L7">
        <text:list-item>
          <text:p text:style-name="P18">Usuario crear la categoria junto con la tarea</text:p>
        </text:list-item>
        <text:list-item>
          <text:p text:style-name="P18">Listar las categorias</text:p>
        </text:list-item>
        <text:list-item>
          <text:p text:style-name="P18">Cambiar la categoria</text:p>
        </text:list-item>
        <text:list-item>
          <text:p text:style-name="P18">Eliminar la categoria</text:p>
        </text:list-item>
      </text:list>
      <text:p text:style-name="P17"/>
      <text:p text:style-name="P19">Base de Datos:</text:p>
      <text:list xml:id="list1200504720" text:style-name="L8">
        <text:list-item>
          <text:p text:style-name="P20">Categorias:</text:p>
          <text:list>
            <text:list-item>
              <text:p text:style-name="P20">id: varchar(25) ulid primary key</text:p>
            </text:list-item>
            <text:list-item>
              <text:p text:style-name="P20">name: varchar(50)</text:p>
            </text:list-item>
          </text:list>
        </text:list-item>
      </text:list>
      <text:p text:style-name="P19"/>
      <text:list xml:id="list202619533444605" text:continue-numbering="true" text:style-name="L8">
        <text:list-item>
          <text:p text:style-name="P20">Tareas:</text:p>
          <text:list>
            <text:list-item>
              <text:p text:style-name="P20">id_categoria varchar(25) </text:p>
              <text:p text:style-name="P20"/>
            </text:list-item>
          </text:list>
        </text:list-item>
      </text:list>
      <text:p text:style-name="P22">Tareas – Servicios:</text:p>
      <text:list xml:id="list202618663544141" text:continue-numbering="true" text:style-name="L8">
        <text:list-item>
          <text:p text:style-name="P6">/tasks <text:s/>- GET – <text:span text:style-name="T3">Retornar y mostrar la categoria </text:span></text:p>
        </text:list-item>
        <text:list-item>
          <text:p text:style-name="P6">/tasks – POST – <text:span text:style-name="T3">Modificar y Verificar si la Categoria no existe</text:span></text:p>
        </text:list-item>
        <text:list-item>
          <text:p text:style-name="P6">/tasks/:id – PUT - <text:span text:style-name="T3">Modificar</text:span></text:p>
        </text:list-item>
        <text:list-item>
          <text:p text:style-name="P6">/tasks/:id/complete – PUT</text:p>
        </text:list-item>
        <text:list-item>
          <text:p text:style-name="P6">/<text:span text:style-name="T1">tasks/:id – DELETE</text:span></text:p>
        </text:list-item>
        <text:list-item>
          <text:p text:style-name="P6"/>
        </text:list-item>
        <text:list-item>
          <text:p text:style-name="P6">/<text:span text:style-name="T3">category – GET</text:span></text:p>
        </text:list-item>
        <text:list-item>
          <text:p text:style-name="P6">/<text:span text:style-name="T3">category - POST</text:span></text:p>
        </text:list-item>
        <text:list-item>
          <text:p text:style-name="P6"><text:span text:style-name="T3">/category/:id – PUT </text:span></text:p>
        </text:list-item>
        <text:list-item>
          <text:p text:style-name="P6"><text:span text:style-name="T3">/category/:id - DELETE 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let asd = `select tags.id, tags.name from tasks_tags inner join tags on tags.id = tasks_tags.id_tag where tasks_tags.id_task = 1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09-16T20:26:18.546354503</dc:date>
    <meta:editing-duration>PT3H10M15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2" meta:paragraph-count="57" meta:word-count="236" meta:character-count="1395" meta:non-whitespace-character-count="1231"/>
  </office:meta>
</office:document-meta>
</file>